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700000200173353BA327535BA.png" manifest:media-type="image/png"/>
  <manifest:file-entry manifest:full-path="Pictures/100000010000047D000003E28983A94DA6905F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8.5in" svg:height="7.3528in" draw:z-index="0"><draw:image xlink:href="Pictures/100000010000047D000003E28983A94DA6905FC5.png" xlink:type="simple" xlink:show="embed" xlink:actuate="onLoad" draw:mime-type="image/png"/></draw:frame><draw:frame draw:style-name="fr1" draw:name="Image2" text:anchor-type="char" svg:x="5.9945in" svg:y="4.1909in" svg:width="0.7366in" svg:height="0.7091in" draw:z-index="1"><draw:image xlink:href="Pictures/10000001000001E700000200173353BA327535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02:10:50.662239475</meta:creation-date>
    <dc:date>2023-02-16T02:22:38.544769565</dc:date>
    <meta:editing-duration>PT1M3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